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adornments="Normal" style:font-family-generic="swiss"/>
    <style:font-face style:name="arial" svg:font-family="arial"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text-properties fo:font-weight="bold" style:font-weight-asian="bold" style:font-weight-complex="bold"/>
    </style:style>
    <style:style style:name="P9" style:family="paragraph" style:parent-style-name="Text_20_body" style:list-style-name="L5">
      <style:text-properties fo:font-weight="bold" style:font-weight-asian="bold" style:font-weight-complex="bold"/>
    </style:style>
    <style:style style:name="P10" style:family="paragraph" style:parent-style-name="Text_20_body" style:list-style-name="L4">
      <style:text-properties fo:font-weight="bold" style:font-weight-asian="bold" style:font-weight-complex="bold"/>
    </style:style>
    <style:style style:name="P11" style:family="paragraph" style:parent-style-name="Text_20_body" style:list-style-name="L8">
      <style:text-properties fo:font-weight="bold" style:font-weight-asian="bold" style:font-weight-complex="bold"/>
    </style:style>
    <style:style style:name="P12" style:family="paragraph" style:parent-style-name="Text_20_body" style:list-style-name="L11">
      <style:text-properties fo:font-weight="bold" style:font-weight-asian="bold" style:font-weight-complex="bold"/>
    </style:style>
    <style:style style:name="P13" style:family="paragraph" style:parent-style-name="Text_20_body" style:list-style-name="L5">
      <style:text-properties fo:font-weight="normal" style:font-weight-asian="normal" style:font-weight-complex="normal"/>
    </style:style>
    <style:style style:name="P14" style:family="paragraph" style:parent-style-name="Text_20_body" style:list-style-name="L10">
      <style:text-properties fo:font-weight="normal" style:font-weight-asian="normal" style:font-weight-complex="normal"/>
    </style:style>
    <style:style style:name="P15" style:family="paragraph" style:parent-style-name="Text_20_body" style:list-style-name="L11"/>
    <style:style style:name="P16" style:family="paragraph" style:parent-style-name="Text_20_body" style:list-style-name="L11">
      <style:paragraph-properties fo:break-before="page"/>
      <style:text-properties fo:font-weight="bold" style:font-weight-asian="bold" style:font-weight-complex="bold"/>
    </style:style>
    <style:style style:name="P17" style:family="paragraph" style:parent-style-name="Table_20_Contents">
      <style:paragraph-properties fo:text-align="end" style:justify-single-word="false"/>
    </style:style>
    <style:style style:name="P18" style:family="paragraph" style:parent-style-name="Heading_20_1">
      <style:paragraph-properties fo:text-align="center" style:justify-single-word="false"/>
      <style:text-properties fo:font-style="italic" style:font-style-asian="italic" style:font-style-complex="italic"/>
    </style:style>
    <style:style style:name="P19" style:family="paragraph" style:parent-style-name="Heading_20_2">
      <style:paragraph-properties fo:text-align="justify" style:justify-single-word="false"/>
    </style:style>
    <style:style style:name="P20" style:family="paragraph" style:parent-style-name="Contents_20_5">
      <style:paragraph-properties>
        <style:tab-stops>
          <style:tab-stop style:position="15.004cm" style:type="right" style:leader-style="dotted" style:leader-text="."/>
        </style:tab-stops>
      </style:paragraph-properties>
    </style:style>
    <style:style style:name="P21" style:family="paragraph" style:parent-style-name="Footer">
      <style:paragraph-properties fo:text-align="end" style:justify-single-word="false" fo:padding="0.049cm" fo:border-left="none" fo:border-right="none" fo:border-top="0.06pt solid #000000" fo:border-bottom="none" style:shadow="non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éalisation d'une application Android :</text:p>
      <text:h text:style-name="P18" text:outline-level="1"><text:bookmark-start text:name="__RefHeading__105_781559264"/>VDE (Vie des ELI)<text:bookmark-end text:name="__RefHeading__105_781559264"/></text:h>
      <text:p text:style-name="Text_20_body"/>
      <text:h text:style-name="P19" text:outline-level="2"><text:bookmark-start text:name="__RefHeading__107_781559264"/><text:span text:style-name="T1">Contraintes pédagogiques</text:span><text:tab/><text:bookmark-end text:name="__RefHeading__107_781559264"/></text:h>
      <text:list xml:id="list907359371" text:style-name="L1">
        <text:list-item>
          <text:p text:style-name="P1">Réutiliser certains des éléments mis en œuvre durant les travaux pratiques ;</text:p>
        </text:list-item>
        <text:list-item>
          <text:p text:style-name="P1">Concrétiser l'apprentissage avec l'utilisation de possibilités Android non abordées durant les séances ;</text:p>
        </text:list-item>
        <text:list-item>
          <text:p text:style-name="P1">Utilisation de connaissances réseaux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text:a xlink:type="simple" xlink:href="#__RefHeading__105_781559264" text:style-name="Index_20_Link" text:visited-style-name="Index_20_Link">VDE (Vie des ELI)<text:tab/>1</text:a></text:p>
          <text:p text:style-name="P23"><text:a xlink:type="simple" xlink:href="#__RefHeading__107_781559264" text:style-name="Index_20_Link" text:visited-style-name="Index_20_Link">Contraintes pédagogiques <text:tab/>1</text:a></text:p>
          <text:p text:style-name="P23"><text:a xlink:type="simple" xlink:href="#__RefHeading__109_781559264" text:style-name="Index_20_Link" text:visited-style-name="Index_20_Link">But de l'application<text:tab/>2</text:a></text:p>
          <text:p text:style-name="P23"><text:a xlink:type="simple" xlink:href="#__RefHeading__120_781559264" text:style-name="Index_20_Link" text:visited-style-name="Index_20_Link">Fonctionnalités<text:tab/>2</text:a></text:p>
          <text:p text:style-name="P24"><text:a xlink:type="simple" xlink:href="#__RefHeading__122_781559264" text:style-name="Index_20_Link" text:visited-style-name="Index_20_Link">Fonctionnalités vitales<text:tab/>2</text:a></text:p>
          <text:p text:style-name="P20"><text:a xlink:type="simple" xlink:href="#__RefHeading__124_781559264" text:style-name="Index_20_Link" text:visited-style-name="Index_20_Link">Interfaces utilisateurs (activities) :<text:tab/>2</text:a></text:p>
          <text:p text:style-name="P20"><text:a xlink:type="simple" xlink:href="#__RefHeading__126_781559264" text:style-name="Index_20_Link" text:visited-style-name="Index_20_Link">Stockage et accès aux données :<text:tab/>2</text:a></text:p>
          <text:p text:style-name="P20"><text:a xlink:type="simple" xlink:href="#__RefHeading__128_781559264" text:style-name="Index_20_Link" text:visited-style-name="Index_20_Link">Soumettre une anecdote :<text:tab/>2</text:a></text:p>
          <text:p text:style-name="P20"><text:a xlink:type="simple" xlink:href="#__RefHeading__130_781559264" text:style-name="Index_20_Link" text:visited-style-name="Index_20_Link">Afficher les anecdotes :<text:tab/>2</text:a></text:p>
          <text:p text:style-name="P24"><text:a xlink:type="simple" xlink:href="#__RefHeading__132_781559264" text:style-name="Index_20_Link" text:visited-style-name="Index_20_Link">Fonctionnalités supplémentaires<text:tab/>3</text:a></text:p>
          <text:p text:style-name="P20"><text:a xlink:type="simple" xlink:href="#__RefHeading__206_781559264" text:style-name="Index_20_Link" text:visited-style-name="Index_20_Link">Interfaces utilisateurs (activities) :<text:tab/>3</text:a></text:p>
          <text:p text:style-name="P20"><text:a xlink:type="simple" xlink:href="#__RefHeading__208_781559264" text:style-name="Index_20_Link" text:visited-style-name="Index_20_Link">Stockage et accès aux données :<text:tab/>3</text:a></text:p>
          <text:p text:style-name="P20"><text:a xlink:type="simple" xlink:href="#__RefHeading__128_7815592641" text:style-name="Index_20_Link" text:visited-style-name="Index_20_Link">Soumettre une anecdote :<text:tab/>3</text:a></text:p>
          <text:p text:style-name="P20"><text:a xlink:type="simple" xlink:href="#__RefHeading__130_7815592641" text:style-name="Index_20_Link" text:visited-style-name="Index_20_Link">Afficher les anecdotes :<text:tab/>3</text:a></text:p>
          <text:p text:style-name="P20"><text:a xlink:type="simple" xlink:href="#__RefHeading__210_781559264" text:style-name="Index_20_Link" text:visited-style-name="Index_20_Link">Autre :<text:tab/>3</text:a></text:p>
          <text:p text:style-name="P23"><text:a xlink:type="simple" xlink:href="#__RefHeading__134_781559264" text:style-name="Index_20_Link" text:visited-style-name="Index_20_Link">Choix techniques<text:tab/>3</text:a></text:p>
          <text:p text:style-name="P23"><text:a xlink:type="simple" xlink:href="#__RefHeading__136_781559264" text:style-name="Index_20_Link" text:visited-style-name="Index_20_Link">Apprentissage<text:tab/>4</text:a></text:p>
        </text:index-body>
      </text:table-of-content>
      <text:h text:style-name="Heading_20_2" text:outline-level="2"><text:bookmark-start text:name="__RefHeading__109_781559264"/><text:soft-page-break/>But de l'application<text:bookmark-end text:name="__RefHeading__109_781559264"/></text:h>
      <text:p text:style-name="Text_20_body"/>
      <text:p text:style-name="Text_20_body"><text:tab/>Le but de l'application Android est de permettre à tous les étudiants ELI de poster et de consulter des anecdotes de la vie d'un étudiant ELI sur son téléphone Android.<text:tab/></text:p>
      <text:p text:style-name="Text_20_body"><text:tab/>Le niveau de SDK minimum visé est le SDK 8, soit Android Froyo (2.2).</text:p>
      <text:p text:style-name="Text_20_body"/>
      <text:h text:style-name="Heading_20_2" text:outline-level="2"><text:bookmark-start text:name="__RefHeading__120_781559264"/>Fonctionnalités<text:bookmark-end text:name="__RefHeading__120_781559264"/></text:h>
      <text:p text:style-name="Text_20_body"/>
      <text:p text:style-name="Text_20_body"><text:tab/>Parmis les fonctionnalités à implémenter, on distingue deux catégories : les fonctionnalités nécessaires au fonctionnement minimal de l'application et celles dont la non présence ne gênera pas la réalisation du dernier point.</text:p>
      <text:h text:style-name="Heading_20_4" text:outline-level="4"><text:bookmark-start text:name="__RefHeading__122_781559264"/>Fonctionnalités vitales<text:bookmark-end text:name="__RefHeading__122_781559264"/></text:h>
      <text:h text:style-name="Heading_20_5" text:outline-level="5"><text:bookmark-start text:name="__RefHeading__124_781559264"/>Interfaces utilisateurs (activities) :<text:bookmark-end text:name="__RefHeading__124_781559264"/></text:h>
      <text:list xml:id="list250282910" text:style-name="L4">
        <text:list-item>
          <text:p text:style-name="P3">Affichage d'une activité avec des boutons de navigation ;</text:p>
        </text:list-item>
        <text:list-item>
          <text:p text:style-name="P3">Activité soumettre une anecdote ;</text:p>
        </text:list-item>
        <text:list-item>
          <text:p text:style-name="P3">Activité liste les anecdotes ;</text:p>
        </text:list-item>
      </text:list>
      <text:h text:style-name="Heading_20_5" text:outline-level="5"><text:bookmark-start text:name="__RefHeading__126_781559264"/>Stockage et accès aux données :<text:bookmark-end text:name="__RefHeading__126_781559264"/></text:h>
      <text:list xml:id="list879806030" text:style-name="L5">
        <text:list-item>
          <text:p text:style-name="P4">Mise en place d'un serveur ;</text:p>
        </text:list-item>
        <text:list-item>
          <text:p text:style-name="P4">Création de la base de donnée d'anecdotes ;</text:p>
        </text:list-item>
        <text:list-item>
          <text:p text:style-name="P4">Implémentation d'un minimum de deux requêtes serveur pour l'ajout et la récupération d'anecdotes ;</text:p>
        </text:list-item>
      </text:list>
      <text:h text:style-name="Heading_20_5" text:outline-level="5"><text:bookmark-start text:name="__RefHeading__128_781559264"/>Soumettre une anecdote :<text:bookmark-end text:name="__RefHeading__128_781559264"/></text:h>
      <text:list xml:id="list835845165" text:style-name="L2">
        <text:list-item>
          <text:p text:style-name="P2">Affichage de l'activité ;</text:p>
        </text:list-item>
        <text:list-item>
          <text:p text:style-name="P2">Remplissage du formulaire pour l'ajout d'une anecdote ;</text:p>
        </text:list-item>
        <text:list-item>
          <text:p text:style-name="P2">Envoi de l'anecdote au serveur ;</text:p>
        </text:list-item>
      </text:list>
      <text:h text:style-name="Heading_20_5" text:outline-level="5"><text:bookmark-start text:name="__RefHeading__130_781559264"/>Afficher les anecdotes :<text:bookmark-end text:name="__RefHeading__130_781559264"/></text:h>
      <text:list xml:id="list1426210048" text:style-name="L6">
        <text:list-item>
          <text:p text:style-name="P5">Créer une liste permettant leur visualisation</text:p>
        </text:list-item>
        <text:list-item>
          <text:p text:style-name="P5">Récupérer toutes les anecdotes ;</text:p>
        </text:list-item>
        <text:list-item>
          <text:p text:style-name="P5">Afficher les anecdotes ;</text:p>
        </text:list-item>
      </text:list>
      <text:p text:style-name="Text_20_body"/>
      <text:p text:style-name="Text_20_body"><text:tab/>L'intégralité des fonctionnalités vitales est implémenter pour le projet. Leur raffinement à d'ailleurs aussi eu lieu grâce aux fonctionnalités supplémentaires présentes dans l'application.</text:p>
      <text:h text:style-name="Heading_20_4" text:outline-level="4"><text:bookmark-start text:name="__RefHeading__132_781559264"/><text:soft-page-break/>Fonctionnalités supplémentaires<text:bookmark-end text:name="__RefHeading__132_781559264"/></text:h>
      <text:p text:style-name="Text_20_body"><text:tab/>Ci-dessous sont présentées toutes les fonctionnalités supplémentaires envisagées.</text:p>
      <text:p text:style-name="Text_20_body"><text:tab/>Sont en gras celles déjà implémentées.</text:p>
      <text:h text:style-name="Heading_20_5" text:outline-level="5"><text:bookmark-start text:name="__RefHeading__206_781559264"/>Interfaces utilisateurs (activities) :<text:bookmark-end text:name="__RefHeading__206_781559264"/></text:h>
      <text:list xml:id="list1363322382" text:continue-list="list250282910" text:style-name="L4">
        <text:list-item>
          <text:p text:style-name="P10">Création et amélioration du design ;</text:p>
        </text:list-item>
        <text:list-item>
          <text:p text:style-name="P10">Affichage de la dernière anecdote en accueil ;</text:p>
        </text:list-item>
        <text:list-item>
          <text:p text:style-name="P10">Implémentation d'un menu pour le choix de l'URL du serveur ;</text:p>
        </text:list-item>
        <text:list-item>
          <text:p text:style-name="P3">Activité d'identification utilisateur ;</text:p>
        </text:list-item>
      </text:list>
      <text:h text:style-name="Heading_20_5" text:outline-level="5"><text:bookmark-start text:name="__RefHeading__208_781559264"/>Stockage et accès aux données :<text:bookmark-end text:name="__RefHeading__208_781559264"/></text:h>
      <text:list xml:id="list1293260763" text:continue-list="list879806030" text:style-name="L5">
        <text:list-item>
          <text:p text:style-name="P9">Implémentation de requêtes spécifiques (sélection des anecdotes par page, tri par date, tri par nombre de « likes », sélection aléatoire, ajout d'un « like » à un post) ;</text:p>
        </text:list-item>
        <text:list-item>
          <text:p text:style-name="P9">Implémenter un objet spécifique pour les requêtes serveurs</text:p>
        </text:list-item>
        <text:list-item>
          <text:p text:style-name="P9">Multi-threader les requêtes serveurs ;</text:p>
        </text:list-item>
        <text:list-item>
          <text:p text:style-name="P9">Étoffer la représentation d'une anecdote en mémoire (ajout d'un champ « likes » à la manière Facebook...) ;</text:p>
        </text:list-item>
        <text:list-item>
          <text:p text:style-name="P13">Étoffer encore la représentation d'une anecdote en mémoire (ajout d'un auteur, d'une catégorie...) ;</text:p>
        </text:list-item>
        <text:list-item>
          <text:p text:style-name="P4">Création de la base de donnée utilisateurs ;</text:p>
        </text:list-item>
        <text:list-item>
          <text:p text:style-name="P4">Création d'une base de donnée par catégorie d'anecdote ;</text:p>
        </text:list-item>
      </text:list>
      <text:h text:style-name="Heading_20_5" text:outline-level="5"><text:bookmark-start text:name="__RefHeading__128_7815592641"/>Soumettre une anecdote :<text:bookmark-end text:name="__RefHeading__128_7815592641"/></text:h>
      <text:list xml:id="list499287924" text:style-name="L7">
        <text:list-item>
          <text:p text:style-name="P6"><text:span text:style-name="T2">Recevoir dans l'application un message de confirmation de soumission par le serveur ;</text:span></text:p>
        </text:list-item>
      </text:list>
      <text:h text:style-name="Heading_20_5" text:outline-level="5"><text:bookmark-start text:name="__RefHeading__130_7815592641"/>Afficher les anecdotes :<text:bookmark-end text:name="__RefHeading__130_7815592641"/></text:h>
      <text:list xml:id="list477623697" text:style-name="L8">
        <text:list-item>
          <text:p text:style-name="P11">Affichage par onglets des anecdotes (mieux notés (« likes »), plus récents, aléatoires) ;</text:p>
        </text:list-item>
        <text:list-item>
          <text:p text:style-name="P11">Paginer les affichages ;</text:p>
        </text:list-item>
        <text:list-item>
          <text:p text:style-name="P11">Possibilités de « liker » une anecdote une et une seule fois ;</text:p>
        </text:list-item>
        <text:list-item>
          <text:p text:style-name="P7">Affichage par catégorie ;</text:p>
        </text:list-item>
      </text:list>
      <text:h text:style-name="Heading_20_5" text:outline-level="5"><text:bookmark-start text:name="__RefHeading__210_781559264"/>Autre :<text:bookmark-end text:name="__RefHeading__210_781559264"/></text:h>
      <text:list xml:id="list1896109763" text:continue-numbering="true" text:style-name="L8">
        <text:list-item>
          <text:p text:style-name="P11">Mise en place d'un système de préférences pour accès aux variables préférentielles dans lors du codage de l'application ;</text:p>
        </text:list-item>
      </text:list>
      <text:p text:style-name="P8"/>
      <text:p text:style-name="P8"/>
      <text:p text:style-name="P8"/>
      <text:h text:style-name="Heading_20_2" text:outline-level="2"><text:bookmark-start text:name="__RefHeading__134_781559264"/><text:soft-page-break/>Choix techniques particuliers<text:bookmark-end text:name="__RefHeading__134_781559264"/></text:h>
      <text:h text:style-name="Heading_20_5" text:outline-level="5">Serveur</text:h>
      <text:p text:style-name="Text_20_body"><text:tab/>Pour le serveur, il a été question d'implémenter un serveur LAMP pour mettre en commun les connaissances acquises lors du module Réseaux et Applications du cursus ELI4 avec celles de ce module.</text:p>
      <text:p text:style-name="Text_20_body"><text:tab/>Par ailleurs et surtout, il s'agit là du type de serveur le répandu pour ce traiter ce genre d'application.</text:p>
      <text:p text:style-name="Text_20_body"><text:tab/>En effet, il est léger, libre, simple et réponds à toutes les attentes nécessaires à la réalisation de notre projet.</text:p>
      <text:p text:style-name="Text_20_body"><text:tab/>Des scripts PHP et des requêtes MySQLI ont donc été mis en place pour répondre aux besoins du projet.</text:p>
      <text:p text:style-name="Text_20_body"><text:tab/>L'accès aux données se faisant donc par des requêtes HTTP.</text:p>
      <text:h text:style-name="Heading_20_5" text:outline-level="5">Multi-threadage des requêtes serveur</text:h>
      <text:p text:style-name="Text_20_body"><text:tab/>Ce multi-threadage est à la fois un moyen de protéger notre application contre les bugs serveurs et les bugs réseaux mais aussi et surtout un choix non optionnel pour les requêtes HTTP qui ne sont pas acceptés par Android en dehors d'un thread secondaire pour les versions les plus récentes des API Android.</text:p>
      <text:p text:style-name="Text_20_body"><text:tab/>Aussi, le choix s'est alors orientée vers la mise en place d'AsyncTask pour lesquelles la communication de données avec le fil d'éxecution principal est beaucoup plus aisée notamment.</text:p>
      <text:h text:style-name="Heading_20_5" text:outline-level="5">Système de préférences</text:h>
      <text:h text:style-name="Heading_20_2" text:outline-level="2"><text:bookmark-start text:name="__RefHeading__136_781559264"/>Apprentissage<text:bookmark-end text:name="__RefHeading__136_781559264"/></text:h>
      <text:p text:style-name="Text_20_body"><text:tab/>Voici les éléments ayant été sujets à l'utilisation et à l'acquisition de compétences spécifiques Android (en gras) ou non, ne sont pas mentionnés les éléments pour lesquels la maîtrise est nécessaire avant même de pouvoir prétendre à l'écriture d'une application :</text:p>
      <text:h text:style-name="Heading_20_5" text:outline-level="5">Vue en tronc commun (toutes des compétences Android)</text:h>
      <text:list xml:id="list910078472" text:style-name="L10">
        <text:list-item>
          <text:p text:style-name="P14">Utilisation d'AsyncTask ;</text:p>
        </text:list-item>
        <text:list-item>
          <text:p text:style-name="P14">Mise en place d'une ListView ;</text:p>
        </text:list-item>
        <text:list-item>
          <text:p text:style-name="P14">Utilisation d'un menu ;</text:p>
        </text:list-item>
        <text:list-item>
          <text:p text:style-name="P14">Connaissance réseau : BufferedReader ;</text:p>
        </text:list-item>
        <text:list-item>
          <text:p text:style-name="P14">Utilisation de différentes méthodes du cycle de vie de l'application pour une expérience utilisateur enrichie ;</text:p>
        </text:list-item>
      </text:list>
      <text:h text:style-name="Heading_20_5" text:outline-level="5">Apprentissage du projet</text:h>
      <text:list xml:id="list542520816" text:style-name="L11">
        <text:list-item>
          <text:p text:style-name="P15"><text:span text:style-name="T2">Mise en place de layout complexes (onglets) ;</text:span></text:p>
        </text:list-item>
        <text:list-item>
          <text:p text:style-name="P12">Mise en place d'un design ;</text:p>
        </text:list-item>
        <text:list-item>
          <text:p text:style-name="P16">Utilisation de requêtes HTTP ;</text:p>
        </text:list-item>
        <text:list-item>
          <text:p text:style-name="P12">Utilisation poussée des AsynTask ;</text:p>
        </text:list-item>
        <text:list-item>
          <text:p text:style-name="P12">Mise en place d'un système de préférences pour accès aux variables préférentielles ;</text:p>
        </text:list-item>
        <text:list-item>
          <text:p text:style-name="P12">Utilisation des TabActivity ;</text:p>
        </text:list-item>
        <text:list-item>
          <text:p text:style-name="P12">Utilisation de données et d'objets JSON côté Android ;</text:p>
        </text:list-item>
        <text:list-item>
          <text:p text:style-name="P12">Utilisation exhaustive des ressources Android : drawables, strings, colors, arrays, menus ;</text:p>
        </text:list-item>
        <text:list-item>
          <text:p text:style-name="P12">Codage d'une application multi-threads ;</text:p>
        </text:list-item>
        <text:list-item>
          <text:p text:style-name="P12">Création d'un design ;</text:p>
        </text:list-item>
        <text:list-item>
          <text:p text:style-name="P15">Mise en place d'un serveur LAMP ;</text:p>
        </text:list-item>
        <text:list-item>
          <text:p text:style-name="P15">Écriture de scripts PHP ;</text:p>
        </text:list-item>
        <text:list-item>
          <text:p text:style-name="P15">Apprentissage de la nouvelle API MySQLI, remplaçante de MySQL ;</text:p>
        </text:list-item>
        <text:list-item>
          <text:p text:style-name="P15">Utilisation de données et objets JSON côté serveur ;</text:p>
        </text:list-item>
        <text:list-item>
          <text:p text:style-name="P12">Connaissance général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adornments="Normal" style:font-family-generic="swiss"/>
    <style:font-face style:name="arial" svg:font-family="arial"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8pt"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Arial"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text-properties style:font-name="arial"/>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text-properties style:font-name="Arial" fo:font-size="11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master-page-name="">
      <style:paragraph-properties style:page-number="auto"/>
      <style:text-properties fo:font-size="55%" style:text-underline-style="solid" style:text-underline-width="auto" style:text-underline-color="font-color"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text-properties style:font-name="arial" fo:font-size="10.5pt"/>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text-properties style:font-name="arial" fo:font-size="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hadow="none"/>
    </style:style>
    <style:style style:name="Tableau2.A" style:family="table-column">
      <style:table-column-properties style:column-width="7.232cm" style:rel-column-width="4100*"/>
    </style:style>
    <style:style style:name="Tableau2.B" style:family="table-column">
      <style:table-column-properties style:column-width="6.197cm" style:rel-column-width="3513*"/>
    </style:style>
    <style:style style:name="Tableau2.C" style:family="table-column">
      <style:table-column-properties style:column-width="3.572cm" style:rel-column-width="2025*"/>
    </style:style>
    <style:style style:name="Tableau2.A1" style:family="table-cell">
      <style:table-cell-properties fo:padding="0.097cm" fo:border-left="none" fo:border-right="none" fo:border-top="none" fo:border-bottom="0.3pt solid #000000"/>
    </style:style>
    <style:style style:name="Tableau2.C1" style:family="table-cell">
      <style:table-cell-properties fo:padding="0.097cm" fo:border-left="0.05pt solid #000000" fo:border-right="none" fo:border-top="none" fo:border-bottom="0.3pt solid #000000"/>
    </style:style>
    <style:style style:name="MP1" style:family="paragraph" style:parent-style-name="Table_20_Contents">
      <style:paragraph-properties fo:text-align="end" style:justify-single-word="false"/>
    </style:style>
    <style:style style:name="MP2" style:family="paragraph" style:parent-style-name="Footer">
      <style:paragraph-properties fo:text-align="end" style:justify-single-word="false" fo:padding="0.049cm" fo:border-left="none" fo:border-right="none" fo:border-top="0.06pt solid #000000" fo:border-bottom="none" style:shadow="non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Freddy Jaffré &amp; Sylvain Lesne</text:p>
            </table:table-cell>
            <table:table-cell table:style-name="Tableau2.A1" office:value-type="string">
              <text:p text:style-name="MP1">Projet Réseaux mobiles <text:s/></text:p>
            </table:table-cell>
            <table:table-cell table:style-name="Tableau2.C1" office:value-type="string">
              <text:p text:style-name="MP1">ELI5 2012-2013</text:p>
            </table:table-cell>
          </table:table-row>
        </table:table>
        <text:p text:style-name="Header"/>
      </style:header>
      <style:footer>
        <text:p text:style-name="MP2"><text:page-number text:select-page="current">3</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Fre </meta:initial-creator>
    <meta:creation-date>2012-12-05T19:27:14</meta:creation-date>
    <meta:printed-by>FreFre </meta:printed-by>
    <meta:print-date>2012-12-05T19:36:19</meta:print-date>
    <dc:date>2012-12-05T20:48:03</dc:date>
    <dc:creator>FreFre </dc:creator>
    <meta:editing-duration>PT1H3M29S</meta:editing-duration>
    <meta:editing-cycles>15</meta:editing-cycles>
    <meta:generator>LibreOffice/3.5$Linux_x86 LibreOffice_project/350m1$Build-2</meta:generator>
    <meta:document-statistic meta:table-count="1" meta:image-count="0" meta:object-count="0" meta:page-count="5" meta:paragraph-count="111" meta:word-count="990" meta:character-count="6042" meta:non-whitespace-character-count="5196"/>
  </office:meta>
</office:document-meta>
</file>